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cordProducer.DefaultRecordProducer( AbstractJournal journal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cordProducer.create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cordProducer.app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